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622" officeooo:paragraph-rsid="001c4622"/>
    </style:style>
    <style:style style:name="P2" style:family="paragraph" style:parent-style-name="Standard">
      <style:text-properties officeooo:rsid="001c4622" officeooo:paragraph-rsid="001d5b6c"/>
    </style:style>
    <style:style style:name="T1" style:family="text">
      <style:text-properties officeooo:rsid="001d5b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span text:style-name="T1">Todays code <text:line-break/></text:span><text:line-break/></text:p>
      <text:p text:style-name="P2"><text:span text:style-name="T1">============================================================================================================================================</text:span><text:line-break/>Old code <text:line-break/>#!/bin/bash</text:p>
      <text:p text:style-name="P1"/>
      <text:p text:style-name="P1"># Read token, UUID, and version from meta1.csv file</text:p>
      <text:p text:style-name="P1">META1_CSV="/install/framework/bin/meta1.csv"</text:p>
      <text:p text:style-name="P1"/>
      <text:p text:style-name="P1">if [ -f "$META1_CSV" ]; then</text:p>
      <text:p text:style-name="P1"><text:s text:c="4"/>echo "Reading token, UUID, and version from meta1.csv file:"</text:p>
      <text:p text:style-name="P1"/>
      <text:p text:style-name="P1"><text:s text:c="4"/># Loop over each line in the CSV file</text:p>
      <text:p text:style-name="P1"><text:s text:c="4"/>tail -n +2 "$META1_CSV" | while IFS=',' read -r Application Name UUID Token Version; do</text:p>
      <text:p text:style-name="P1"><text:s text:c="8"/>echo "Executing pipeline for $Application - $Name..."</text:p>
      <text:p text:style-name="P1"><text:s text:c="8"/></text:p>
      <text:p text:style-name="P1"><text:s text:c="8"/># Remove leading and trailing spaces from variables</text:p>
      <text:p text:style-name="P1"><text:s text:c="8"/>UUID=$(echo "$UUID" | tr -d '[:space:]')</text:p>
      <text:p text:style-name="P1"><text:s text:c="8"/>Token=$(echo "$Token" | tr -d '[:space:]')</text:p>
      <text:p text:style-name="P1"><text:s text:c="8"/>Version=$(echo "$Version" | tr -d '[:space:]')</text:p>
      <text:p text:style-name="P1"/>
      <text:p text:style-name="P1"><text:s text:c="8"/># Execute pipeline</text:p>
      <text:p text:style-name="P1"><text:s text:c="8"/>EXECUTION_RESULT=$(curl --location --request POST "http://192.168.1.141:8080/framework/dag/execute?uuid=$UUID&amp;version=$Version" \</text:p>
      <text:p text:style-name="P1"><text:s text:c="12"/>--header "token: $Token" \</text:p>
      <text:p text:style-name="P1"><text:s text:c="12"/>--header "Authorization: Bearer $Token" \</text:p>
      <text:p text:style-name="P1"><text:s text:c="12"/>--header "Cookie: JSESSIONID=6B68BC4306F7380D2657AC435596ABF7")</text:p>
      <text:p text:style-name="P1"/>
      <text:p text:style-name="P1"><text:s text:c="8"/># Check if POST request was successful</text:p>
      <text:p text:style-name="P1"><text:s text:c="8"/>if [ $? -eq 0 ]; then</text:p>
      <text:p text:style-name="P1"><text:s text:c="12"/>echo "Pipeline execution successful for $Application - $Name."</text:p>
      <text:p text:style-name="P1"><text:s text:c="12"/>echo "$EXECUTION_RESULT"</text:p>
      <text:p text:style-name="P1"/>
      <text:p text:style-name="P1"><text:s text:c="12"/># Extracting the new UUID and version from the execution result</text:p>
      <text:p text:style-name="P1"><text:s text:c="12"/>NEW_UUID=$(echo "$EXECUTION_RESULT" | jq -r '.ref.uuid')</text:p>
      <text:p text:style-name="P1"><text:s text:c="12"/>NEW_VERSION=$(echo "$EXECUTION_RESULT" | jq -r '.ref.version')</text:p>
      <text:p text:style-name="P1"/>
      <text:p text:style-name="P1"><text:s text:c="12"/># Check if new UUID and version are empty</text:p>
      <text:p text:style-name="P1"><text:s text:c="12"/>if [ -z "$NEW_UUID" ] || [ -z "$NEW_VERSION" ]; then</text:p>
      <text:p text:style-name="P1"><text:s text:c="16"/>echo "Error: Failed to extract new UUID or version."</text:p>
      <text:p text:style-name="P1"><text:s text:c="16"/>exit 1</text:p>
      <text:p text:style-name="P1"><text:s text:c="12"/>fi</text:p>
      <text:p text:style-name="P1"/>
      <text:p text:style-name="P1"><text:s text:c="12"/>echo "New UUID: $NEW_UUID"</text:p>
      <text:p text:style-name="P1"><text:s text:c="12"/>echo "New Version: $NEW_VERSION"</text:p>
      <text:p text:style-name="P1"/>
      <text:p text:style-name="P1"><text:s text:c="12"/># Continuously check pipeline status until it reaches "COMPLETED" stage</text:p>
      <text:p text:style-name="P1"><text:s text:c="12"/>while true; do</text:p>
      <text:p text:style-name="P1"><text:soft-page-break/><text:s text:c="16"/>STATUS_RESULT=$(curl --location "http://192.168.1.141:8080/framework/dag/getStatusByDagExec?action=view&amp;DagExecUuid=$NEW_UUID&amp;token=$Token" \</text:p>
      <text:p text:style-name="P1"><text:s text:c="20"/>--header "Authorization: Bearer $Token" \</text:p>
      <text:p text:style-name="P1"><text:s text:c="20"/>--header "Cookie: JSESSIONID=6B68BC4306F7380D2657AC435596ABF7")</text:p>
      <text:p text:style-name="P1"/>
      <text:p text:style-name="P1"><text:s/># Check if status request was successful</text:p>
      <text:p text:style-name="P1"/>
      <text:p text:style-name="P1"><text:s text:c="16"/>if [ $? -eq 0 ]; then</text:p>
      <text:p text:style-name="P1"/>
      <text:p text:style-name="P1"><text:s text:c="20"/>echo "Pipeline status fetched successfully:"</text:p>
      <text:p text:style-name="P1"/>
      <text:p text:style-name="P1"><text:s text:c="20"/>#echo "$STATUS_RESULT"</text:p>
      <text:p text:style-name="P1"/>
      <text:p text:style-name="P1"/>
      <text:p text:style-name="P1"/>
      <text:p text:style-name="P1"><text:s text:c="20"/># Extract the latest status stage</text:p>
      <text:p text:style-name="P1"/>
      <text:p text:style-name="P1"><text:s text:c="20"/>LATEST_STATUS=$(echo "$STATUS_RESULT" | jq -r '.status[-1].stage')</text:p>
      <text:p text:style-name="P1"/>
      <text:p text:style-name="P1"/>
      <text:p text:style-name="P1"/>
      <text:p text:style-name="P1"><text:s text:c="20"/># Check if the latest status stage is "COMPLETED"</text:p>
      <text:p text:style-name="P1"/>
      <text:p text:style-name="P1"><text:s text:c="20"/>if [ "$LATEST_STATUS" = "COMPLETED" ]; then</text:p>
      <text:p text:style-name="P1"/>
      <text:p text:style-name="P1"><text:s text:c="24"/>echo "Pipeline completed successfully for $Application - $Name."</text:p>
      <text:p text:style-name="P1"/>
      <text:p text:style-name="P1"><text:s text:c="24"/>break <text:s/># Break out of the loop</text:p>
      <text:p text:style-name="P1"/>
      <text:p text:style-name="P1"><text:s text:c="20"/>elif [ "$LATEST_STATUS" = "FAILED" ]; then</text:p>
      <text:p text:style-name="P1"/>
      <text:p text:style-name="P1"><text:s text:c="24"/>echo "Pipeline failed for $Application - $Name."</text:p>
      <text:p text:style-name="P1"/>
      <text:p text:style-name="P1"><text:s text:c="24"/>break <text:s/># Break out of the loop</text:p>
      <text:p text:style-name="P1"/>
      <text:p text:style-name="P1"><text:s text:c="24"/># Add actions for when the pipeline fails</text:p>
      <text:p text:style-name="P1"/>
      <text:p text:style-name="P1"><text:s text:c="20"/>elif [ "$LATEST_STATUS" = "TERMINATED" ]; then</text:p>
      <text:p text:style-name="P1"/>
      <text:p text:style-name="P1"><text:s text:c="24"/>echo "Pipeline terminated for $Application - $Name."</text:p>
      <text:p text:style-name="P1"/>
      <text:p text:style-name="P1"><text:s text:c="24"/>break <text:s/># Break out of the loop</text:p>
      <text:p text:style-name="P1"/>
      <text:p text:style-name="P1"><text:s text:c="24"/># Add actions for when the pipeline is terminated</text:p>
      <text:p text:style-name="P1"/>
      <text:p text:style-name="P1"><text:s text:c="20"/>elif [ "$LATEST_STATUS" = "KILLED" ]; then</text:p>
      <text:p text:style-name="P1"/>
      <text:p text:style-name="P1"><text:s text:c="24"/>echo "Pipeline killed for $Application - $Name."</text:p>
      <text:p text:style-name="P1"/>
      <text:p text:style-name="P1"><text:s text:c="24"/>break <text:s/># Break out of the loop</text:p>
      <text:p text:style-name="P1"/>
      <text:p text:style-name="P1"><text:soft-page-break/><text:s text:c="24"/># Add actions for when the pipeline is killed</text:p>
      <text:p text:style-name="P1"/>
      <text:p text:style-name="P1"><text:s text:c="20"/>else</text:p>
      <text:p text:style-name="P1"/>
      <text:p text:style-name="P1"><text:s text:c="24"/>echo "Pipeline is still running for $Application - $Name. Current status: $LATEST_STATUS. Waiting for completion..."</text:p>
      <text:p text:style-name="P1"/>
      <text:p text:style-name="P1"><text:s text:c="24"/>sleep 10 <text:s/># Wait for 10 seconds before checking again</text:p>
      <text:p text:style-name="P1"/>
      <text:p text:style-name="P1"><text:s text:c="20"/>fi</text:p>
      <text:p text:style-name="P1"/>
      <text:p text:style-name="P1"><text:s text:c="16"/>else</text:p>
      <text:p text:style-name="P1"/>
      <text:p text:style-name="P1"><text:s text:c="20"/>echo "Error: Failed to fetch pipeline status."</text:p>
      <text:p text:style-name="P1"/>
      <text:p text:style-name="P1"><text:s text:c="20"/>exit 1</text:p>
      <text:p text:style-name="P1"/>
      <text:p text:style-name="P1"><text:s text:c="16"/>fi</text:p>
      <text:p text:style-name="P1"/>
      <text:p text:style-name="P1"><text:s text:c="12"/>done</text:p>
      <text:p text:style-name="P1"/>
      <text:p text:style-name="P1"/>
      <text:p text:style-name="P1"/>
      <text:p text:style-name="P1"><text:s text:c="8"/>else</text:p>
      <text:p text:style-name="P1"/>
      <text:p text:style-name="P1"><text:s text:c="12"/>echo "Error: Failed to execute pipeline for $Application - $Name."</text:p>
      <text:p text:style-name="P1"/>
      <text:p text:style-name="P1"><text:s text:c="12"/>exit 1</text:p>
      <text:p text:style-name="P1"/>
      <text:p text:style-name="P1"><text:s text:c="8"/>fi</text:p>
      <text:p text:style-name="P1"/>
      <text:p text:style-name="P1"><text:s text:c="4"/>done</text:p>
      <text:p text:style-name="P1"/>
      <text:p text:style-name="P1">else</text:p>
      <text:p text:style-name="P1"><text:s text:c="4"/>echo "Error: meta1.csv file not found."</text:p>
      <text:p text:style-name="P1"><text:s text:c="4"/>exit 1</text:p>
      <text:p text:style-name="P1">f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13:35:05.467314439</meta:creation-date>
    <dc:date>2024-05-28T14:00:16.514330034</dc:date>
    <meta:editing-duration>PT15M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78" meta:word-count="446" meta:character-count="4190" meta:non-whitespace-character-count="2774"/>
  </office:meta>
</office:document-meta>
</file>